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2e4d" officeooo:paragraph-rsid="00192e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9oiuoiuopupoiuu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0T03:58:51.884825172</meta:creation-date>
    <dc:date>2023-06-10T03:59:25.643340659</dc:date>
    <meta:editing-duration>PT34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15" meta:non-whitespace-character-count="15"/>
  </office:meta>
</office:document-meta>
</file>